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Asana Math" svg:font-family="'Asan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P1" style:family="paragraph">
      <loext:graphic-properties draw:fill="none" draw:fill-color="#ffffff"/>
    </style:style>
    <style:style style:name="T1" style:family="text">
      <style:text-properties style:font-name="Latin Modern Math" style:font-name-asian="Latin Modern Math" style:font-name-complex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5.53cm" svg:x="7.8cm" svg:y="11.4cm">
          <draw:text-box>
            <text:p>A<text:span text:style-name="T1">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Asana Math" svg:font-family="'Asan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sana Math" fo:font-family="'Asana Math'" style:font-style-name="Regular" style:font-pitch="variable" fo:font-size="8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7:44:18.998452282</meta:creation-date>
    <dc:date>2022-10-02T17:53:51.553564984</dc:date>
    <meta:editing-duration>PT9M33S</meta:editing-duration>
    <meta:editing-cycles>1</meta:editing-cycles>
    <meta:document-statistic meta:object-count="1"/>
    <meta:generator>LibreOffice/6.4.7.2$Linux_X86_64 LibreOffice_project/40$Build-2</meta:generator>
  </office:meta>
</office:document-meta>
</file>